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Source Code Pro" svg:font-family="'Source Code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size="18pt" officeooo:rsid="0008608e" officeooo:paragraph-rsid="0008608e" style:font-size-asian="15.75pt" style:font-size-complex="18pt"/>
    </style:style>
    <style:style style:name="P2" style:family="paragraph" style:parent-style-name="Standard">
      <style:text-properties style:font-name="Source Code Pro" fo:font-size="18pt" fo:font-weight="bold" officeooo:rsid="0008608e" officeooo:paragraph-rsid="0008608e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Source Code Pro" fo:font-size="12pt" officeooo:rsid="0006fb88" officeooo:paragraph-rsid="0006fb88" style:font-size-asian="12pt" style:font-size-complex="12pt"/>
    </style:style>
    <style:style style:name="P4" style:family="paragraph" style:parent-style-name="Standard">
      <style:text-properties style:font-name="Source Code Pro" fo:font-size="10pt" officeooo:rsid="0008608e" officeooo:paragraph-rsid="0008608e" style:font-size-asian="10pt" style:font-size-complex="10pt"/>
    </style:style>
    <style:style style:name="P5" style:family="paragraph" style:parent-style-name="Standard">
      <style:text-properties style:font-name="Source Code Pro" fo:font-size="14pt" officeooo:rsid="0006fb88" officeooo:paragraph-rsid="0006fb88" style:font-size-asian="14pt" style:font-size-complex="14pt"/>
    </style:style>
    <style:style style:name="P6" style:family="paragraph" style:parent-style-name="Standard">
      <style:text-properties style:font-name="Liberation Sans" fo:font-size="12pt" fo:font-weight="bold" officeooo:rsid="0007a6e8" officeooo:paragraph-rsid="0007a6e8" style:font-size-asian="10.5pt" style:font-weight-asian="bold" style:font-size-complex="12pt" style:font-weight-complex="bold"/>
    </style:style>
    <style:style style:name="P7" style:family="paragraph" style:parent-style-name="Standard" style:list-style-name="L4">
      <style:text-properties style:font-name="Liberation Sans" fo:font-size="12pt" officeooo:rsid="0008608e" officeooo:paragraph-rsid="0008608e" style:font-size-asian="10.5pt" style:font-size-complex="12pt"/>
    </style:style>
    <style:style style:name="P8" style:family="paragraph" style:parent-style-name="Standard" style:list-style-name="L4">
      <style:text-properties style:font-name="Liberation Sans" fo:font-size="10pt" officeooo:rsid="0008608e" officeooo:paragraph-rsid="0008608e" style:font-size-asian="10pt" style:font-size-complex="10pt"/>
    </style:style>
    <style:style style:name="P9" style:family="paragraph" style:parent-style-name="Standard">
      <style:text-properties style:font-name="Liberation Sans" fo:font-size="10pt" officeooo:rsid="0008608e" officeooo:paragraph-rsid="0008608e" style:font-size-asian="10pt" style:font-size-complex="10pt"/>
    </style:style>
    <style:style style:name="P10" style:family="paragraph" style:parent-style-name="Standard">
      <style:text-properties style:font-name="Liberation Sans" fo:font-size="10pt" fo:font-weight="bold" officeooo:rsid="0008608e" officeooo:paragraph-rsid="0008608e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iberation Sans" fo:font-size="10pt" fo:font-weight="normal" officeooo:rsid="0008608e" officeooo:paragraph-rsid="0008608e" style:font-size-asian="10pt" style:font-weight-asian="normal" style:font-size-complex="10pt" style:font-weight-complex="normal"/>
    </style:style>
    <style:style style:name="P12" style:family="paragraph" style:parent-style-name="Standard" style:list-style-name="L2">
      <style:text-properties style:font-name="Liberation Sans" fo:font-size="10pt" fo:font-weight="normal" officeooo:rsid="0008608e" officeooo:paragraph-rsid="0008608e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ff3333" style:font-name="Liberation Sans" fo:font-size="12pt" fo:font-weight="bold" officeooo:rsid="0007a6e8" officeooo:paragraph-rsid="0007a6e8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text-properties fo:font-size="10pt" officeooo:paragraph-rsid="0008608e" style:font-size-asian="10pt" style:font-size-complex="10pt"/>
    </style:style>
    <style:style style:name="P15" style:family="paragraph" style:parent-style-name="Standard" style:list-style-name="L1">
      <style:text-properties fo:font-size="10pt" officeooo:rsid="0008608e" officeooo:paragraph-rsid="0008608e" style:font-size-asian="10pt" style:font-size-complex="10pt"/>
    </style:style>
    <style:style style:name="P16" style:family="paragraph" style:parent-style-name="Standard">
      <style:text-properties fo:font-size="10pt" officeooo:rsid="0008608e" officeooo:paragraph-rsid="0008608e" style:font-size-asian="10pt" style:font-size-complex="10pt"/>
    </style:style>
    <style:style style:name="P17" style:family="paragraph" style:parent-style-name="Standard" style:list-style-name="L3">
      <style:text-properties fo:font-size="10pt" officeooo:rsid="0008608e" officeooo:paragraph-rsid="0008608e" style:font-size-asian="10pt" style:font-size-complex="10pt"/>
    </style:style>
    <style:style style:name="P18" style:family="paragraph" style:parent-style-name="Standard" style:list-style-name="L1">
      <style:text-properties fo:font-size="10pt" officeooo:rsid="000aad62" officeooo:paragraph-rsid="000aad62" style:font-size-asian="10pt" style:font-size-complex="10pt"/>
    </style:style>
    <style:style style:name="P19" style:family="paragraph" style:parent-style-name="Standard" style:list-style-name="L3">
      <style:text-properties fo:font-size="10pt" officeooo:rsid="000aad62" officeooo:paragraph-rsid="000aad62" style:font-size-asian="10pt" style:font-size-complex="10pt"/>
    </style:style>
    <style:style style:name="P20" style:family="paragraph" style:parent-style-name="Standard">
      <style:text-properties fo:font-size="10pt" fo:font-weight="bold" officeooo:rsid="0008608e" officeooo:paragraph-rsid="0008608e" style:font-size-asian="10pt" style:font-weight-asian="bold" style:font-size-complex="10pt" style:font-weight-complex="bold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fo:color="#ff3333" fo:font-weight="bold" officeooo:rsid="0007a6e8" style:font-weight-asian="bold" style:font-weight-complex="bold"/>
    </style:style>
    <style:style style:name="T5" style:family="text">
      <style:text-properties officeooo:rsid="0007a6e8"/>
    </style:style>
    <style:style style:name="T6" style:family="text">
      <style:text-properties officeooo:rsid="0008608e"/>
    </style:style>
    <style:style style:name="T7" style:family="text">
      <style:text-properties style:font-name="Liberation Sans"/>
    </style:style>
    <style:style style:name="T8" style:family="text">
      <style:text-properties style:font-name="Liberation Sans" officeooo:rsid="0008608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0aad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zrr200: Sensortest</text:p>
      <text:p text:style-name="P1"/>
      <text:p text:style-name="P10">Zweck:</text:p>
      <text:p text:style-name="P11">neu aufgebauten Sensoren und Motoren werden angeschlossen und auf Funktion überprüft, als da sind:</text:p>
      <text:list xml:id="list4126312605" text:style-name="L2">
        <text:list-item>
          <text:p text:style-name="P12">Temperatursensoren mit DS18B20 Onewire Sensoren</text:p>
        </text:list-item>
        <text:list-item>
          <text:p text:style-name="P12">Zimmertemperatursensor (falls gewünscht)</text:p>
        </text:list-item>
        <text:list-item>
          <text:p text:style-name="P12">Fahren des Motors</text:p>
        </text:list-item>
      </text:list>
      <text:p text:style-name="P10">Funktion:</text:p>
      <text:p text:style-name="P9">Ein Seriengerät (oder Prototyp - ist funktionsgleich) wird eine einfache Software installiert die nach dem Start sofort auf dem LCD </text:p>
      <text:list xml:id="list2360446087" text:style-name="L1">
        <text:list-item>
          <text:p text:style-name="P14"><text:span text:style-name="T8">die Temperaturmesswerte anzeigt</text:span></text:p>
        </text:list-item>
        <text:list-item>
          <text:p text:style-name="P15"><text:span text:style-name="T7">auf Knopfdruck den ein- oder anderen Motor auf- oder zufährt und dabei den Strom anzeigt; lässt man den Knopf los, bleibt der Motor stehen:</text:span></text:p>
          <text:list>
            <text:list-item>
              <text:p text:style-name="P18"><text:span text:style-name="T7">Taste 1: Motor0 auf </text:span></text:p>
            </text:list-item>
            <text:list-item>
              <text:p text:style-name="P18"><text:span text:style-name="T7">Taste 2: Motor0 zu</text:span></text:p>
            </text:list-item>
            <text:list-item>
              <text:p text:style-name="P18"><text:span text:style-name="T7">Taste 3: Motor1 auf</text:span></text:p>
            </text:list-item>
            <text:list-item>
              <text:p text:style-name="P18"><text:span text:style-name="T7">Taste 4: Motor1 zu</text:span></text:p>
            </text:list-item>
          </text:list>
        </text:list-item>
      </text:list>
      <text:p text:style-name="P16"><text:span text:style-name="T7">evtl. spätere Verwendung:</text:span></text:p>
      <text:list xml:id="list599814850" text:style-name="L3">
        <text:list-item>
          <text:p text:style-name="P17"><text:span text:style-name="T7">Inbetriebnahme Test im Service Menü</text:span></text:p>
        </text:list-item>
        <text:list-item>
          <text:p text:style-name="P19"><text:span text:style-name="T7">Taste5: Beenden der Funktion - wird über die loop() wieder neu gestartet (evtl. kurze Anzeige dass Ende + delay(1000) dass man's lesen kann</text:span></text:p>
        </text:list-item>
      </text:list>
      <text:p text:style-name="P16"><text:span text:style-name="T7"/></text:p>
      <text:p text:style-name="P20"><text:span text:style-name="T7">Vorschlag zur LCD-Anzeige:</text:span></text:p>
      <text:p text:style-name="P4"/>
      <text:p text:style-name="P5">Zeile <text:s text:c="3"/>Spalte:</text:p>
      <text:p text:style-name="P5"><text:span text:style-name="T5">|</text:span> <text:s text:c="7"/>00000000001111111111 <text:s/>Zehner</text:p>
      <text:p text:style-name="P5"><text:span text:style-name="T5">|</text:span> <text:s text:c="7"/>0123456789 123456789 <text:s/>Einer</text:p>
      <text:p text:style-name="P5"><text:span text:style-name="T5">|</text:span> <text:s text:c="6"/>+--------------------+</text:p>
      <text:p text:style-name="P5">0 <text:s text:c="6"/>|hzrr<text:span text:style-name="T5">200</text:span> Sensortest<text:span text:style-name="T5">0</text:span>1|</text:p>
      <text:p text:style-name="P5">1 <text:s text:c="6"/>|V=<text:span text:style-name="T3">99.9</text:span> R=<text:span text:style-name="T3">99.9</text:span> Z=<text:span text:style-name="T3">99.9</text:span>|</text:p>
      <text:p text:style-name="P5">2 <text:s text:c="6"/>|1/2=M0; 3/4=M1 Au/Zu|</text:p>
      <text:p text:style-name="P5">3 <text:s text:c="6"/>|Mot <text:span text:style-name="T3">X dir</text:span><text:span text:style-name="T1"> </text:span><text:span text:style-name="T2">Imot=</text:span><text:span text:style-name="T3">999</text:span><text:span text:style-name="T2">mA</text:span>|</text:p>
      <text:p text:style-name="P5"><text:s text:c="8"/>+--------------------+</text:p>
      <text:p text:style-name="P3">Wobei:</text:p>
      <text:p text:style-name="P3"><text:span text:style-name="T3">99.9</text:span> <text:s/>der gemessene Temperaturwert in °C</text:p>
      <text:p text:style-name="P3"><text:span text:style-name="T3">X</text:span> <text:s text:c="4"/>0 oder 1 solange der Knopf gedrückt wird</text:p>
      <text:p text:style-name="P3"><text:span text:style-name="T3">dir</text:span> <text:s text:c="2"/>„auf“ oder „zu “ je nach Knopf <text:span text:style-name="T11">(ohne Hochkommas)</text:span></text:p>
      <text:p text:style-name="P3"><text:span text:style-name="T3">999</text:span> <text:s text:c="2"/>Strom in mA</text:p>
      <text:p text:style-name="P3"/>
      <text:p text:style-name="P6"><text:span text:style-name="T6">Prüfablauf</text:span>:</text:p>
      <text:list xml:id="list2205667754" text:style-name="L4">
        <text:list-item>
          <text:p text:style-name="P8">Stecker und Kabel werden am Sensor oder Motor angeschlossen</text:p>
        </text:list-item>
        <text:list-item>
          <text:p text:style-name="P8">Wird eingesteckt</text:p>
        </text:list-item>
        <text:list-item>
          <text:p text:style-name="P7"><text:span text:style-name="T10">da</text:span>nn geprüft ob Temp. angezeigt wird oder ob sich der Motor bewegt</text:p>
        </text:list-item>
      </text:list>
      <text:p text:style-name="P13"/>
      <text:p text:style-name="P9">Das beiliegende Programm führt diese Funktionen und noch etwas mehr aus - es ist der alte Test zur Inbetriebnahme der Prototyp Vorserien-Module. Für den Sensortest wird weit weniger gebraucht, also nur wie oben beschrieben. </text:p>
      <text:p text:style-name="P9"><text:span text:style-name="T4">WICHTIG: </text:span><text:span text:style-name="T3">ABER: Das Programm hat mich beim Schreiben fürchterlich 'gehunzt', Motoren haben gestockt, float wollte nicht angezeigt werden, 0 mA wurde gemessen ... Es ist also DRINGEND anzuraten, die Teile, so wie sie jetzt funktionieren weitgehend zu übernehmen und nicht nochmal zu erfinden. Code aufräumen und dokumentieren sind ausdrücklich gewünscht - sofern alles noch funktioniert ;)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Source Code Pro" svg:font-family="'Source Code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5:34:22.959197073</meta:creation-date>
    <dc:date>2020-07-06T16:07:44.217379754</dc:date>
    <meta:editing-duration>PT7M47S</meta:editing-duration>
    <meta:editing-cycles>3</meta:editing-cycles>
    <meta:generator>LibreOffice/6.1.0.3$MacOSX_X86_64 LibreOffice_project/efb621ed25068d70781dc026f7e9c5187a4decd1</meta:generator>
    <meta:document-statistic meta:table-count="0" meta:image-count="0" meta:object-count="0" meta:page-count="1" meta:paragraph-count="38" meta:word-count="314" meta:character-count="2047" meta:non-whitespace-character-count="1718"/>
  </office:meta>
</office:document-meta>
</file>